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0ee6ea" officeooo:paragraph-rsid="000ee6ea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ee6ea" officeooo:paragraph-rsid="000ee6ea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ee6ea" officeooo:paragraph-rsid="000ee6ea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0ee6ea" officeooo:paragraph-rsid="000ee6ea" style:font-size-asian="14pt" style:font-weight-asian="bold" style:font-size-complex="14pt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latório</text:p>
      <text:p text:style-name="P3"/>
      <text:p text:style-name="P1"/>
      <text:p text:style-name="P1">Integrantes: <text:span text:style-name="T2">Carlos Alberto Teixeira Damas</text:span></text:p>
      <text:p text:style-name="P1"><text:span text:style-name="T2"><text:tab/><text:tab/>Maria Edoarda Vallim Fonseca</text:span></text:p>
      <text:p text:style-name="P1"><text:span text:style-name="T2"><text:tab/><text:tab/>Thales Athayde Santos</text:span></text:p>
      <text:p text:style-name="P1"><text:span text:style-name="T2"><text:tab/><text:tab/>Victor Freitas</text:span></text:p>
      <text:p text:style-name="P1"/>
      <text:p text:style-name="P1"/>
      <text:p text:style-name="P4">1. Instruções de Compilação</text:p>
      <text:p text:style-name="P2"><text:s/><text:tab/>O trabalho em questão foi desenvolvido em Python 3.6. Para rodá-lo, é necessário digitar no terminal:</text:p>
      <text:p text:style-name="P2"><text:tab/>python Server.py //para o Servidor</text:p>
      <text:p text:style-name="P2"><text:tab/>python Cliente.py //para os Clientes</text:p>
      <text:p text:style-name="P2"/>
      <text:p text:style-name="P2"><text:tab/>Cada instância (o servidor e seus 4 clientes) devem ser rodados em janelas de terminal diferentes.</text:p>
      <text:p text:style-name="P2"><text:tab/>Nota: Dependendo do sistema operacional utilizado, talvez seja necessário trocar o comando <text:span text:style-name="T1">python</text:span> por <text:span text:style-name="T1">python3</text:span>.</text:p>
      <text:p text:style-name="P2"/>
      <text:p text:style-name="P2"/>
      <text:p text:style-name="P4">2. <text:s/>Módulos</text:p>
      <text:p text:style-name="P1"/>
      <text:p text:style-name="P1"/>
      <text:p text:style-name="P1"/>
      <text:p text:style-name="P4">3. Descrição do Protocolo de Comunica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6:04:47.276556041</meta:creation-date>
    <dc:date>2017-10-18T16:14:13.845615895</dc:date>
    <meta:editing-duration>PT9M30S</meta:editing-duration>
    <meta:editing-cycles>3</meta:editing-cycles>
    <meta:generator>LibreOffice/5.4.2.2.0$Linux_X86_64 LibreOffice_project/40m0$Build-2</meta:generator>
    <meta:document-statistic meta:table-count="0" meta:image-count="0" meta:object-count="0" meta:page-count="1" meta:paragraph-count="13" meta:word-count="84" meta:character-count="583" meta:non-whitespace-character-count="499"/>
  </office:meta>
</office:document-meta>
</file>